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2cm" svg:height="17.4cm" svg:x="2.25cm" svg:y="1.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n</meta:initial-creator>
    <meta:creation-date>2020-02-10T15:43:52.61</meta:creation-date>
    <dc:date>2020-02-10T15:45:08.58</dc:date>
    <dc:creator>john n</dc:creator>
    <meta:editing-duration>PT1M16S</meta:editing-duration>
    <meta:editing-cycles>1</meta:editing-cycles>
    <meta:document-statistic meta:object-count="1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I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01cm" svg:height="17.401cm" xlink:href="." xlink:type="simple" chart:class="chart:line" chart:style-name="ch1">
        <chart:title svg:x="8.746cm" svg:y="0.484cm" chart:style-name="ch2">
          <text:p>% Increase in Apartment Prices - 2019</text:p>
        </chart:title>
        <chart:subtitle svg:x="10.281cm" svg:y="1.611cm" chart:style-name="ch3">
          <text:p>BigDoor24.pl - Just Easier</text:p>
        </chart:subtitle>
        <chart:plot-area chart:style-name="ch4" chart:data-source-has-labels="both" svg:x="1.542cm" svg:y="2.99cm" svg:width="22.651cm" svg:height="13.055cm">
          <chartooo:coordinate-region svg:x="2.163cm" svg:y="3.202cm" svg:width="21.459cm" svg:height="12.17cm"/>
          <chart:axis chart:dimension="x" chart:name="primary-x" chart:style-name="ch5" chartooo:axis-type="auto">
            <chartooo:date-scale/>
            <chart:title svg:x="12.545cm" svg:y="16.394cm" chart:style-name="ch6">
              <text:p>City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9.759cm" chart:style-name="ch8">
              <text:p>% 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Gdansk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oz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roclaw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odz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rsaw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rakow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